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6417f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ff933" officeooo:paragraph-rsid="001086c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86c5" officeooo:paragraph-rsid="001086c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a728" officeooo:paragraph-rsid="0016a728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a728" officeooo:paragraph-rsid="001839e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a728" officeooo:paragraph-rsid="001b4d48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a728" officeooo:paragraph-rsid="001cbef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839ea" officeooo:paragraph-rsid="001839e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839ea" officeooo:paragraph-rsid="0019646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086c5" officeooo:paragraph-rsid="001086c5" fo:background-color="#dddddd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1ab60" officeooo:paragraph-rsid="0011ab60" fo:background-color="#dddd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5baf2" officeooo:paragraph-rsid="0015baf2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6417f" officeooo:paragraph-rsid="0016417f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officeooo:paragraph-rsid="00158e85"/>
    </style:style>
    <style:style style:name="P1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7" style:family="paragraph" style:parent-style-name="Standard">
      <style:paragraph-properties fo:line-height="150%"/>
      <style:text-properties style:font-name="Ubuntu" fo:font-size="14pt" officeooo:rsid="0015baf2" officeooo:paragraph-rsid="0015baf2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9646b" officeooo:paragraph-rsid="0019646b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b4d48" officeooo:paragraph-rsid="001b4d48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cbef9" officeooo:paragraph-rsid="001cbef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b60" style:font-weight-asian="bold" style:font-weight-complex="bold"/>
    </style:style>
    <style:style style:name="T3" style:family="text">
      <style:text-properties fo:font-weight="bold" officeooo:rsid="0013119e" style:font-weight-asian="bold" style:font-weight-complex="bold"/>
    </style:style>
    <style:style style:name="T4" style:family="text">
      <style:text-properties fo:font-weight="bold" officeooo:rsid="00181a6b" style:font-weight-asian="bold" style:font-weight-complex="bold"/>
    </style:style>
    <style:style style:name="T5" style:family="text">
      <style:text-properties fo:font-weight="bold" officeooo:rsid="001839ea" style:font-weight-asian="bold" style:font-weight-complex="bold"/>
    </style:style>
    <style:style style:name="T6" style:family="text">
      <style:text-properties fo:font-weight="bold" officeooo:rsid="001839ea" fo:background-color="transparent" loext:char-shading-value="0" style:font-weight-asian="bold" style:font-weight-complex="bold"/>
    </style:style>
    <style:style style:name="T7" style:family="text">
      <style:text-properties officeooo:rsid="001086c5"/>
    </style:style>
    <style:style style:name="T8" style:family="text">
      <style:text-properties style:font-name="Ubuntu" fo:font-size="14pt" officeooo:rsid="0011ab60" style:font-size-asian="14pt" style:font-size-complex="14pt"/>
    </style:style>
    <style:style style:name="T9" style:family="text">
      <style:text-properties style:font-name="Ubuntu" fo:font-size="14pt" officeooo:rsid="0011ab60" style:font-size-asian="14pt" style:font-size-complex="14pt" loext:padding="0cm" loext:border="none"/>
    </style:style>
    <style:style style:name="T10" style:family="text">
      <style:text-properties style:font-name="Ubuntu" fo:font-size="14pt" officeooo:rsid="00158e85" style:font-size-asian="14pt" style:font-size-complex="14pt"/>
    </style:style>
    <style:style style:name="T1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ize="14pt" fo:font-weight="bold" officeooo:rsid="0011ab60" style:font-size-asian="14pt" style:font-weight-asian="bold" style:font-size-complex="14pt" style:font-weight-complex="bold"/>
    </style:style>
    <style:style style:name="T13" style:family="text">
      <style:text-properties style:font-name="Ubuntu" loext:padding="0cm" loext:border="none"/>
    </style:style>
    <style:style style:name="T14" style:family="text">
      <style:text-properties style:font-name="Ubuntu" fo:background-color="#dddddd" loext:char-shading-value="0" loext:padding="0cm" loext:border="none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11ab60" fo:background-color="#dddddd" loext:char-shading-value="0"/>
    </style:style>
    <style:style style:name="T17" style:family="text">
      <style:text-properties officeooo:rsid="001cbef9" fo:background-color="#dddddd" loext:char-shading-value="0"/>
    </style:style>
    <style:style style:name="T18" style:family="text">
      <style:text-properties officeooo:rsid="0013119e"/>
    </style:style>
    <style:style style:name="T19" style:family="text">
      <style:text-properties loext:padding="0cm" loext:border="none"/>
    </style:style>
    <style:style style:name="T20" style:family="text">
      <style:text-properties officeooo:rsid="0016417f"/>
    </style:style>
    <style:style style:name="T21" style:family="text">
      <style:text-properties officeooo:rsid="00182901"/>
    </style:style>
    <style:style style:name="T22" style:family="text">
      <style:text-properties officeooo:rsid="001839ea"/>
    </style:style>
    <style:style style:name="T23" style:family="text">
      <style:text-properties officeooo:rsid="001839ea" fo:background-color="transparent" loext:char-shading-value="0"/>
    </style:style>
    <style:style style:name="T24" style:family="text">
      <style:text-properties officeooo:rsid="0019646b" fo:background-color="transparent" loext:char-shading-value="0"/>
    </style:style>
    <style:style style:name="T25" style:family="text">
      <style:text-properties officeooo:rsid="0019646b"/>
    </style:style>
    <style:style style:name="T26" style:family="text">
      <style:text-properties officeooo:rsid="001b4d48"/>
    </style:style>
    <style:style style:name="T27" style:family="text">
      <style:text-properties officeooo:rsid="001cb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Atributos Modernos</text:h>
      <text:p text:style-name="P3"><text:span text:style-name="T1">:</text:span><text:span text:style-name="T2">i</text:span><text:span text:style-name="T1">s( ) -</text:span> usa uma lista de seletores como argumento e seleciona qualquer elemento que possa ser selecionado por um dos seletores dessa lista, <text:span text:style-name="T7">ou seja, verifica se o elemento em sua posição no seletor externo corresponde a algum dos seletores em sua lista de seletores. Isto é útil para escrever seletores grandes de uma forma mais compacta: </text:span><text:span text:style-name="T16">seletor:is() {}, seletor &gt; :is() {}, :is() seletor {} </text:span></text:p>
      <text:p text:style-name="P4"><text:span text:style-name="T1">Ex:</text:span> </text:p>
      <text:p text:style-name="P11">ul li, ol li {} → :is(ul, ol) li {} </text:p>
      <text:p text:style-name="P12">h1 &gt; b, h2 &gt; b, h3 &gt; b {} → :is(h1, h2, h3) &gt; b {} </text:p>
      <text:p text:style-name="P12">button.focus, button:focus {} → button:is(.focus, :focus) {} </text:p>
      <text:p text:style-name="P12">article &gt; h1, article &gt; h2 {} → article &gt; :is(h1, h2) {} </text:p>
      <text:p text:style-name="P1"/>
      <text:p text:style-name="P15"><text:span text:style-name="T11">:</text:span><text:span text:style-name="T12">has( ) -</text:span><text:span text:style-name="T8"> </text:span><text:span text:style-name="T10">A</text:span><text:span text:style-name="T8">juda a selecionar elementos que contêm elementos que correspondem ao seletor que você passa para o :has(), ou seja, </text:span><text:span text:style-name="T10">vai s</text:span><text:span text:style-name="T8">elecion</text:span><text:span text:style-name="T10">ar</text:span><text:span text:style-name="T8"> elementos contendo conteúdo específico. Por exemplo, </text:span><text:span text:style-name="Source_20_Text"><text:span text:style-name="T9">a:has(img) </text:span></text:span><text:span text:style-name="T8">seleciona todos os </text:span><text:span text:style-name="Source_20_Text"><text:span text:style-name="T9">&lt;a&gt; </text:span></text:span><text:span text:style-name="T8">elementos que contêm um </text:span><text:span text:style-name="Source_20_Text"><text:span text:style-name="T9">&lt;img&gt; </text:span></text:span><text:span text:style-name="T8">filho. </text:span><text:span text:style-name="T10">Basicamente diz “Vai aplicar o estilo se o elemento tiver…”:</text:span></text:p>
      <text:p text:style-name="P13">div:has(p) {} </text:p>
      <text:p text:style-name="P13">.header-group:has(h2):has(subtitle) h2 {} </text:p>
      <text:p text:style-name="P13">a:has(&gt; img) {} </text:p>
      <text:p text:style-name="P1"/>
      <text:p text:style-name="P2"><text:span text:style-name="T1">:</text:span><text:span text:style-name="T3">where( ) -</text:span><text:span text:style-name="T18"> </text:span><text:span text:style-name="T20">Funciona do mesmo jeito que o :is(), pois requer uma lista de seletores separados por vírgula para correspondência, a diferença é que :is() tem mais especificidade que :where()</text:span>:</text:p>
      <text:p text:style-name="P14">main h1, main h2, main h3 {} → main:where(h1, h2, h3) </text:p>
      <text:p text:style-name="P6"><text:soft-page-break/><text:span text:style-name="T4">Seletor de atributos (</text:span><text:span text:style-name="T1">[ ]</text:span><text:span text:style-name="T4">)</text:span><text:span text:style-name="T1"> -</text:span> é um seletor de atributos, <text:span text:style-name="T22">s</text:span><text:span text:style-name="T21">eleciona elem</text:span><text:span text:style-name="T22">e</text:span><text:span text:style-name="T21">ntos com atributos e valores especificos:</text:span></text:p>
      <text:p text:style-name="P6"><text:span text:style-name="T21"><text:s text:c="5"/></text:span><text:span text:style-name="T6">[atributo] <text:s/>→</text:span><text:span text:style-name="T23"> </text:span><text:span text:style-name="T24">Seleciona um elemento com atributo especifico:</text:span></text:p>
      <text:p text:style-name="P6"><text:span text:style-name="T24"><text:s text:c="5"/></text:span><text:span text:style-name="T17">div[class] {} </text:span></text:p>
      <text:p text:style-name="P10"><text:s text:c="5"/><text:span text:style-name="T1">[atributo=”valor”] →</text:span> <text:span text:style-name="T25">Seleciona um elemento com atributo e </text:span></text:p>
      <text:p text:style-name="P10"><text:span text:style-name="T25"><text:s text:c="5"/>valor especifico: </text:span><text:span text:style-name="T17">div[class=”main”] {} </text:span></text:p>
      <text:p text:style-name="P10"><text:s text:c="5"/><text:span text:style-name="T1">[atributo~=”valor”] →</text:span> <text:span text:style-name="T25">Seleciona um elemento que tenha um <text:s/></text:span></text:p>
      <text:p text:style-name="P18"><text:s text:c="5"/>atributo especifico e valor que esteja na lista do atributo:</text:p>
      <text:p text:style-name="P10"><text:s text:c="5"/><text:span text:style-name="T17">div[lang~=”en-us”] {} </text:span></text:p>
      <text:p text:style-name="P7"><text:s text:c="5"/><text:span text:style-name="T5">[atributo|=”valor”] →</text:span><text:span text:style-name="T22"> </text:span><text:span text:style-name="T26">Seleciona um elemento que tenha um </text:span></text:p>
      <text:p text:style-name="P19"><text:s text:c="5"/>atributo e valor especifico, ou com um valor seguido por um </text:p>
      <text:p text:style-name="P19"><text:s text:c="5"/>hífen. É usado para correspondencias de subcodigos de idioma:</text:p>
      <text:p text:style-name="P7"><text:s text:c="5"/><text:span text:style-name="T17">div[lang|=”zh”] {} </text:span></text:p>
      <text:p text:style-name="P7"><text:s text:c="5"/><text:span text:style-name="T5">[atributo^=”valor”] →</text:span><text:span text:style-name="T22"> </text:span><text:span text:style-name="T26">Seleciona um elemento que tenha um </text:span></text:p>
      <text:p text:style-name="P8"><text:span text:style-name="T26"><text:s text:c="5"/>atributo especifico cujo valor possua </text:span><text:span text:style-name="T27">um ou mais </text:span><text:span text:style-name="T26">caractere</text:span><text:span text:style-name="T27">s </text:span></text:p>
      <text:p text:style-name="P8"><text:span text:style-name="T26"><text:s text:c="5"/>especifico</text:span><text:span text:style-name="T27">s </text:span><text:span text:style-name="T26">prefixado</text:span><text:span text:style-name="T27">s:</text:span></text:p>
      <text:p text:style-name="P8"><text:s text:c="5"/><text:span text:style-name="T17">div[href^=”https://”] {} </text:span></text:p>
      <text:p text:style-name="P8"><text:span text:style-name="T22"><text:s text:c="5"/></text:span><text:span text:style-name="T5">[atributo$=”valor”] →</text:span><text:span text:style-name="T22"> </text:span><text:span text:style-name="T26">Seleciona um elemento que tenha um </text:span></text:p>
      <text:p text:style-name="P8"><text:span text:style-name="T26"><text:s text:c="5"/>atributo especifico cujo valor possua </text:span><text:span text:style-name="T27">um ou mais </text:span><text:span text:style-name="T26">caractere</text:span><text:span text:style-name="T27">s </text:span></text:p>
      <text:p text:style-name="P8"><text:span text:style-name="T26"><text:s text:c="5"/>especifico</text:span><text:span text:style-name="T27">s sufixados:</text:span></text:p>
      <text:p text:style-name="P8"><text:s text:c="5"/><text:span text:style-name="T17">div[href$=”.org”] {} </text:span></text:p>
      <text:p text:style-name="P8"><text:span text:style-name="T22"><text:s text:c="5"/></text:span><text:span text:style-name="T5">[atributo*=”valor”] →</text:span><text:span text:style-name="T22"> <text:s/></text:span><text:span text:style-name="T26">Seleciona um elemento que tenha um </text:span></text:p>
      <text:p text:style-name="P8"><text:span text:style-name="T26"><text:s text:c="5"/>atributo especifico cujo valor </text:span><text:span text:style-name="T27">se encontra pelo menos uma </text:span></text:p>
      <text:p text:style-name="P8"><text:span text:style-name="T27"><text:s text:c="5"/>vez na string: </text:span><text:span text:style-name="T17">a[href*=”case”] {} </text:span></text:p>
      <text:p text:style-name="P8"><text:span text:style-name="T22"><text:s text:c="5"/></text:span><text:span text:style-name="T5">[atributo operador “valor” i] →</text:span><text:span text:style-name="T22"> </text:span><text:span text:style-name="T27">Adicionar um i ou I antes do </text:span></text:p>
      <text:p text:style-name="P20"><text:s text:c="5"/>colchete de fechamento faz com que o valor seja comparado </text:p>
      <text:p text:style-name="P20"><text:s text:c="5"/>sem destinção entre maiusculas e minusculas: <text:s/></text:p>
      <text:p text:style-name="P8"><text:span text:style-name="T27"><text:s text:c="5"/></text:span><text:span text:style-name="T17">a[href*=”insensitive” i] {} </text:span></text:p>
      <text:p text:style-name="P9"><text:soft-page-break/><text:span text:style-name="T1">Ex:</text:span> </text:p>
      <text:p text:style-name="P5"><text:span text:style-name="Source_20_Text"><text:span text:style-name="T14">E[foo="warning"] </text:span></text:span><text:span text:style-name="Source_20_Text"><text:span text:style-name="T13"><text:s/>→ </text:span></text:span>Corresponde a qualquer elemento E cujo valor do atributo "foo" seja exatamente igual a "warning". </text:p>
      <text:p text:style-name="P6"><text:span text:style-name="Source_20_Text"><text:span text:style-name="T14">&lt;input type="radio"&gt;</text:span></text:span><text:span text:style-name="T15"> </text:span><text:s/>→ Selecionar elementos do tipo <text:span text:style-name="Emphasis"><text:span text:style-name="T19">input </text:span></text:span>que possuem um atributo <text:span text:style-name="T22">type com</text:span> o valor “<text:span text:style-name="Emphasis"><text:span text:style-name="T19">radio</text:span></text:span>"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08:00:58.583000000</meta:creation-date>
    <dc:date>2023-11-07T20:04:14.915000000</dc:date>
    <meta:editing-duration>PT14H11M11S</meta:editing-duration>
    <meta:editing-cycles>16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43" meta:word-count="438" meta:character-count="2909" meta:non-whitespace-character-count="2345"/>
  </office:meta>
</office:document-meta>
</file>